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a92" officeooo:paragraph-rsid="000e3a9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3a92" officeooo:paragraph-rsid="000f07c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e3a92" officeooo:paragraph-rsid="000e3a9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5637" officeooo:paragraph-rsid="0010563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5637" officeooo:paragraph-rsid="0011f68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05637" officeooo:paragraph-rsid="0010563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1cbce" officeooo:paragraph-rsid="0011cbc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1f681" officeooo:paragraph-rsid="0011f68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e69b" officeooo:paragraph-rsid="0013e69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e69b" officeooo:paragraph-rsid="0011f68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ca8a" officeooo:paragraph-rsid="0015ca8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f4e9" officeooo:paragraph-rsid="0015f4e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a1569" officeooo:paragraph-rsid="001a156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f5e21" officeooo:paragraph-rsid="0020a46a" style:font-weight-asian="normal" style:font-weight-complex="normal"/>
    </style:style>
    <style:style style:name="P15" style:family="paragraph" style:parent-style-name="Standard">
      <style:text-properties style:font-name="DejaVu Sans Mono" fo:font-size="10pt" style:text-underline-style="none" fo:font-weight="normal" officeooo:rsid="0015f4e9" officeooo:paragraph-rsid="0015f4e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 Mono" fo:font-size="10pt" style:text-underline-style="none" fo:font-weight="normal" officeooo:rsid="0015ca8a" officeooo:paragraph-rsid="0015ca8a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 Mono" fo:font-size="10pt" style:text-underline-style="none" fo:font-weight="normal" officeooo:rsid="001f5e21" officeooo:paragraph-rsid="0020a46a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 Mono" fo:font-size="10pt" style:text-underline-style="none" fo:font-weight="normal" officeooo:rsid="0011cbce" officeooo:paragraph-rsid="0011cbc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 Mono" fo:font-size="10pt" style:text-underline-style="none" fo:font-weight="normal" officeooo:rsid="00105637" officeooo:paragraph-rsid="0010563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 Mono" fo:font-size="10pt" style:text-underline-style="none" fo:font-weight="normal" officeooo:rsid="0025a764" officeooo:paragraph-rsid="0025a764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 Mono" fo:font-size="10pt" style:text-underline-style="none" fo:font-weight="normal" officeooo:rsid="00180f69" officeooo:paragraph-rsid="00180f69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 Mono" fo:font-size="10pt" style:text-underline-style="none" fo:font-weight="normal" officeooo:rsid="0028d075" officeooo:paragraph-rsid="0028d075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DejaVu Sans Mono" fo:font-size="10pt" style:text-underline-style="none" fo:font-weight="normal" officeooo:rsid="0029431f" officeooo:paragraph-rsid="0029431f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DejaVu Sans Mono" fo:font-size="10pt" style:text-underline-style="none" fo:font-weight="normal" officeooo:rsid="002b448f" officeooo:paragraph-rsid="002b448f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DejaVu Sans Mono" fo:font-size="10pt" style:text-underline-style="none" fo:font-weight="normal" officeooo:rsid="002e692c" officeooo:paragraph-rsid="002e692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style:text-underline-style="none" fo:font-weight="normal" officeooo:rsid="0025a764" officeooo:paragraph-rsid="0025a764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style:text-underline-style="none" fo:font-weight="normal" officeooo:rsid="0029431f" officeooo:paragraph-rsid="0029431f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Mono" fo:font-size="10pt" style:text-underline-style="none" fo:font-weight="bold" officeooo:rsid="0025a764" officeooo:paragraph-rsid="0025a764" style:font-size-asian="10pt" style:font-weight-asian="bold" style:font-size-complex="10pt" style:font-weight-complex="bold"/>
    </style:style>
    <style:style style:name="P29" style:family="paragraph" style:parent-style-name="Standard">
      <style:text-properties style:text-underline-style="none" fo:font-weight="normal" officeooo:rsid="0013e69b" officeooo:paragraph-rsid="0011f681" style:font-weight-asian="normal" style:font-weight-complex="normal"/>
    </style:style>
    <style:style style:name="T1" style:family="text">
      <style:text-properties officeooo:rsid="000f07cf"/>
    </style:style>
    <style:style style:name="T2" style:family="text">
      <style:text-properties officeooo:rsid="0011f681"/>
    </style:style>
    <style:style style:name="T3" style:family="text">
      <style:text-properties officeooo:rsid="00164cdd"/>
    </style:style>
    <style:style style:name="T4" style:family="text">
      <style:text-properties officeooo:rsid="00180f6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24ed" style:font-weight-asian="bold" style:font-weight-complex="bold"/>
    </style:style>
    <style:style style:name="T7" style:family="text">
      <style:text-properties officeooo:rsid="001bfc47"/>
    </style:style>
    <style:style style:name="T8" style:family="text">
      <style:text-properties officeooo:rsid="001c24ed"/>
    </style:style>
    <style:style style:name="T9" style:family="text">
      <style:text-properties officeooo:rsid="0020a46a"/>
    </style:style>
    <style:style style:name="T10" style:family="text">
      <style:text-properties officeooo:rsid="0023f9d1"/>
    </style:style>
    <style:style style:name="T11" style:family="text">
      <style:text-properties officeooo:rsid="002cc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Manual using Ubuntu <text:span text:style-name="T1">16.04.1 LTS</text:span></text:p>
      <text:p text:style-name="P1"/>
      <text:p text:style-name="P3">1) <text:s/>Altera <text:span text:style-name="T4">SoC </text:span>E<text:span text:style-name="T4">DS</text:span> software package <text:span text:style-name="T11">16.0</text:span> (2.4 GB Version 2.4):</text:p>
      <text:p text:style-name="P3"><text:a xlink:type="simple" xlink:href="http://dl.altera.com/soceds/?_ga=1.73011987.1455353728.1469201741" text:style-name="Internet_20_link" text:visited-style-name="Visited_20_Internet_20_Link">http://dl.altera.com/s</text:a><text:a xlink:type="simple" xlink:href="http://dl.altera.com/soceds/?_ga=1.73011987.1455353728.1469201741" text:style-name="Internet_20_link" text:visited-style-name="Visited_20_Internet_20_Link">o</text:a><text:a xlink:type="simple" xlink:href="http://dl.altera.com/soceds/?_ga=1.73011987.1455353728.1469201741" text:style-name="Internet_20_link" text:visited-style-name="Visited_20_Internet_20_Link">ceds/?_ga=1.73011987.1455353728.1469201741</text:a> and download SoC Embedded Design <text:span text:style-name="T4">Suite</text:span> (<text:span text:style-name="T4">SoC EDS</text:span>) software. You will be requested to create a myAltera Account.</text:p>
      <text:p text:style-name="P3"/>
      <text:p text:style-name="P4">Go to the download directory, you should see the following file:</text:p>
      <text:p text:style-name="P4">SoCEDSSetup-16.0.0.211-linux.run</text:p>
      <text:p text:style-name="P4"/>
      <text:p text:style-name="P5"><text:span text:style-name="T2">Use the following commands to m</text:span>ake <text:span text:style-name="T2">the file</text:span> executable and run it:</text:p>
      <text:p text:style-name="P4"/>
      <text:p text:style-name="P19"><text:span text:style-name="T10">$ </text:span>chmod +x SoCEDSSetup-16.0.0.211-linux.run</text:p>
      <text:p text:style-name="P19"><text:span text:style-name="T10">$ </text:span>sudo ./SoCEDSSetup-16.0.0.211-linux.run</text:p>
      <text:p text:style-name="P6"/>
      <text:p text:style-name="P13">Install SoC EDS to <text:span text:style-name="T5">“/opt/altera/16.0/”</text:span></text:p>
      <text:p text:style-name="P3"/>
      <text:p text:style-name="P18"><text:span text:style-name="T10">$ </text:span>cd /opt/altera_16.0/embedded/ds-5_installer/</text:p>
      <text:p text:style-name="P18"/>
      <text:p text:style-name="P8">Read me: file:///opt/altera/16.0/embedded/ds-5_installer/readme.html</text:p>
      <text:p text:style-name="P18"><text:span text:style-name="T10">$ </text:span>sudo ./install.sh</text:p>
      <text:p text:style-name="P7"/>
      <text:p text:style-name="P10">Follow the instructions in the terminal (say yes to everything). </text:p>
      <text:p text:style-name="P10"/>
      <text:p text:style-name="P9"/>
      <text:p text:style-name="P9">Start Eclipse, use the default workspace.</text:p>
      <text:p text:style-name="P9"/>
      <text:p text:style-name="P9">Setting the license <text:span text:style-name="T10">(ask Paolo if possible)</text:span>:</text:p>
      <text:p text:style-name="P21">$ echo \</text:p>
      <text:p text:style-name="P21">'ARMLMD_LICENSE_FILE="270042@eslsrv9.epfl.ch:27004@lsipc2.epfl.ch:27004@lappc2.epfl.ch"' &gt;&gt; ~/.bashrc</text:p>
      <text:p text:style-name="P7"/>
      <text:p text:style-name="P7"/>
      <text:p text:style-name="P3">2) Quartus Prime download <text:span text:style-name="T11">16.0</text:span> (6.1 GB version 16):</text:p>
      <text:p text:style-name="P3"><text:a xlink:type="simple" xlink:href="http://dl.altera.com/?edition=lite" text:style-name="Internet_20_link" text:visited-style-name="Visited_20_Internet_20_Link">http://dl.altera.com/?edition=lite</text:a></text:p>
      <text:p text:style-name="P3"/>
      <text:p text:style-name="P11">Uncompress the downloaded file:</text:p>
      <text:p text:style-name="P16"><text:span text:style-name="T10">$ </text:span>sudo tar -xf Quartus-lite-16.0.0.211-linux.tar -C /home/lcav/Downloads/Quartus_setup</text:p>
      <text:p text:style-name="P11"/>
      <text:p text:style-name="P12">Go to the folder and run the .sh file as sudo:</text:p>
      <text:p text:style-name="P15"><text:span text:style-name="T10">$ </text:span>sudo <text:span text:style-name="T7">setup</text:span>.sh</text:p>
      <text:p text:style-name="P12"/>
      <text:p text:style-name="P12">Save it in the /opt/<text:span text:style-name="T8">altera</text:span><text:span text:style-name="T6">_lite</text:span><text:span text:style-name="T8">/16.0/</text:span> folder (<text:span text:style-name="T10">attach picture</text:span>)</text:p>
      <text:p text:style-name="P14"><text:span text:style-name="T9">$ </text:span>echo <text:span text:style-name="T9">\</text:span></text:p>
      <text:p text:style-name="P17">“alias embedded_command_shell=/opt/altera/16.0/embedded/embedded_command_shell.sh” &gt;&gt; ~/.bashrc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Add licenses:</text:p>
      <text:p text:style-name="P20"><text:soft-page-break/>Open the following file:</text:p>
      <text:p text:style-name="P20"/>
      <text:p text:style-name="P20">$ subl ~/.bashrc</text:p>
      <text:p text:style-name="P26"/>
      <text:p text:style-name="P26">Add the following text at the end of the file, save and close it: </text:p>
      <text:p text:style-name="P20"><text:s/></text:p>
      <text:p text:style-name="P22"/>
      <text:p text:style-name="P22">################################################################################</text:p>
      <text:p text:style-name="P22">############################### Custom Aliases #################################</text:p>
      <text:p text:style-name="P22">################################################################################</text:p>
      <text:p text:style-name="P22">alias embedded_command_shell="/opt/altera/16.0/embedded/embedded_command_shell.sh"</text:p>
      <text:p text:style-name="P22">alias nios_command_shell="/opt/altera_lite/16.0/nios2eds/nios2_command_shell.sh"</text:p>
      <text:p text:style-name="P22"/>
      <text:p text:style-name="P22">################################################################################</text:p>
      <text:p text:style-name="P22">############################### License Servers ################################</text:p>
      <text:p text:style-name="P22">################################################################################</text:p>
      <text:p text:style-name="P22">export ARMLMD_LICENSE_FILE="270042@eslsrv9.epfl.ch:27004@lsipc2.epfl.ch:27004@lappc2.epfl.ch"</text:p>
      <text:p text:style-name="P22">export ALTERAD_LICENSE_FILE="1719@lamipc54.epfl.ch"</text:p>
      <text:p text:style-name="P22"/>
      <text:p text:style-name="P22">################################################################################</text:p>
      <text:p text:style-name="P22">############################### Altera-specific ################################</text:p>
      <text:p text:style-name="P22">################################################################################</text:p>
      <text:p text:style-name="P22">export QSYS_ROOTDIR="/opt/altera_lite/16.0/quartus/sopc_builder/bin"</text:p>
      <text:p text:style-name="P22">export SOPC_KIT_NIOS2="/opt/altera_lite/16.0/nios2eds"</text:p>
      <text:p text:style-name="P22">export QUARTUS_ROOTDIR="/opt/altera_lite/16.0/quartus"</text:p>
      <text:p text:style-name="P20"/>
      <text:p text:style-name="P26"/>
      <text:p text:style-name="P27">Now you should be able to open a Terminal and type:</text:p>
      <text:p text:style-name="P27"/>
      <text:p text:style-name="P23">$ lcav@lcav-ThinkPad-X230:~$ embedded_command_shell </text:p>
      <text:p text:style-name="P23">------------------------------------------------</text:p>
      <text:p text:style-name="P23">Altera Embedded Command Shell</text:p>
      <text:p text:style-name="P23"/>
      <text:p text:style-name="P23">Version 16.0 [Build 211]</text:p>
      <text:p text:style-name="P23">------------------------------------------------</text:p>
      <text:p text:style-name="P23">$ lcav@lcav-ThinkPad-X230:~$ eclipse &amp;</text:p>
      <text:p text:style-name="P23"/>
      <text:p text:style-name="P23">To open Quartus Programmer type in a new terminal:</text:p>
      <text:p text:style-name="P23"/>
      <text:p text:style-name="P23">$ lcav@lcav-ThinkPad-X230:~$ nios_command_shell </text:p>
      <text:p text:style-name="P23">------------------------------------------------</text:p>
      <text:p text:style-name="P23">Altera Nios2 Command Shell [GCC 4]</text:p>
      <text:p text:style-name="P23"/>
      <text:p text:style-name="P23">Version 16.0, Build 211</text:p>
      <text:p text:style-name="P23">------------------------------------------------</text:p>
      <text:p text:style-name="P23">$ lcav@lcav-ThinkPad-X230:~$ quartus &amp;</text:p>
      <text:p text:style-name="P23"/>
      <text:p text:style-name="P23"/>
      <text:p text:style-name="P24">lcav@lcav-ThinkPad-X230:~$ ssh root@10.42.0.2 "/home/lcav/Mic_Array_HPS 2 audio_data"</text:p>
      <text:p text:style-name="P24"/>
      <text:p text:style-name="P25">info-sc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7:34:57.614535265</meta:creation-date>
    <dc:date>2016-08-25T15:30:52.591415307</dc:date>
    <meta:editing-duration>PT19H30M32S</meta:editing-duration>
    <meta:editing-cycles>19</meta:editing-cycles>
    <meta:generator>LibreOffice/5.1.4.2$Linux_X86_64 LibreOffice_project/10m0$Build-2</meta:generator>
    <meta:document-statistic meta:table-count="0" meta:image-count="0" meta:object-count="0" meta:page-count="2" meta:paragraph-count="63" meta:word-count="277" meta:character-count="3383" meta:non-whitespace-character-count="3162"/>
  </office:meta>
</office:document-meta>
</file>